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9cm" draw:marker-start-width="0.275cm" draw:marker-end-width="0.275cm" draw:fill="solid" draw:fill-color="#ffff66" draw:textarea-horizontal-align="justify" draw:textarea-vertical-align="middle" draw:auto-grow-height="false" fo:padding-top="0.17cm" fo:padding-bottom="0.17cm" fo:padding-left="0.295cm" fo:padding-right="0.295cm"/>
    </style:style>
    <style:style style:name="gr2" style:family="graphic" style:parent-style-name="standard">
      <style:graphic-properties svg:stroke-width="0.09cm" draw:marker-start-width="0.335cm" draw:marker-end-width="0.335cm" draw:fill="solid" draw:fill-color="#ffff66" draw:textarea-horizontal-align="justify" draw:textarea-vertical-align="middle" draw:auto-grow-height="false" fo:padding-top="0.17cm" fo:padding-bottom="0.17cm" fo:padding-left="0.295cm" fo:padding-right="0.295cm"/>
    </style:style>
    <style:style style:name="gr3" style:family="graphic" style:parent-style-name="standard">
      <style:graphic-properties svg:stroke-width="0.09cm" draw:marker-start-width="0.335cm" draw:marker-end="Arrow" draw:marker-end-width="0.435cm" draw:fill="solid" draw:fill-color="#ffff66" draw:textarea-horizontal-align="center" draw:textarea-vertical-align="middle" fo:padding-top="0.17cm" fo:padding-bottom="0.17cm" fo:padding-left="0.295cm" fo:padding-right="0.29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>
          <draw:custom-shape draw:style-name="gr1" draw:text-style-name="P2" draw:id="id1" draw:layer="layout" svg:width="3cm" svg:height="2cm" svg:x="1cm" svg:y="5.5cm">
            <text:p text:style-name="P1"><text:span text:style-name="T1">Licencei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id="id4" draw:layer="layout" svg:width="3cm" svg:height="2cm" svg:x="15.2cm" svg:y="5.5cm">
            <text:p text:style-name="P1"><text:span text:style-name="T1">Buildi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id="id3" draw:layer="layout" svg:width="3cm" svg:height="2cm" svg:x="10.467cm" svg:y="5.5cm">
            <text:p text:style-name="P1"><text:span text:style-name="T1">Resulti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id="id5" draw:layer="layout" svg:width="3cm" svg:height="2cm" svg:x="10.5cm" svg:y="15.9cm">
            <text:p text:style-name="P1"><text:span text:style-name="T1">Dependency</text:span></text:p>
            <text:p text:style-name="P1"><text:span text:style-name="T1">Resulti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" draw:text-style-name="P3" draw:layer="layout" draw:type="lines" svg:x1="4cm" svg:y1="6.5cm" svg:x2="5.666cm" svg:y2="6.5cm" draw:start-shape="id1" draw:start-glue-point="1" draw:end-shape="id2" draw:end-glue-point="3" svg:d="m4000 6500h591 485 590">
            <text:p/>
          </draw:connector>
          <draw:connector draw:style-name="gr3" draw:text-style-name="P3" draw:layer="layout" draw:type="lines" svg:x1="8.666cm" svg:y1="6.5cm" svg:x2="10.467cm" svg:y2="6.5cm" draw:start-shape="id2" draw:start-glue-point="1" draw:end-shape="id3" draw:end-glue-point="3" svg:d="m8666 6500h591 620 590">
            <text:p/>
          </draw:connector>
          <draw:connector draw:style-name="gr3" draw:text-style-name="P3" draw:layer="layout" draw:type="lines" svg:x1="13.467cm" svg:y1="6.5cm" svg:x2="15.2cm" svg:y2="6.5cm" draw:start-shape="id3" draw:start-glue-point="1" draw:end-shape="id4" draw:end-glue-point="3" svg:d="m13467 6500h591 552 590">
            <text:p/>
          </draw:connector>
          <draw:connector draw:style-name="gr3" draw:text-style-name="P3" draw:layer="layout" draw:type="lines" svg:x1="13.5cm" svg:y1="16.9cm" svg:x2="15.2cm" svg:y2="6.5cm" draw:start-shape="id5" draw:start-glue-point="1" draw:end-shape="id4" draw:end-glue-point="3" svg:d="m13500 16900h591l519-10400h590">
            <text:p/>
          </draw:connector>
          <draw:connector draw:style-name="gr3" draw:text-style-name="P3" draw:layer="layout" draw:type="lines" svg:x1="8.666cm" svg:y1="14.4cm" svg:x2="10.467cm" svg:y2="6.5cm" draw:start-shape="id6" draw:start-glue-point="1" draw:end-shape="id3" draw:end-glue-point="3" svg:d="m8666 14400h591l620-7900h590">
            <text:p/>
          </draw:connector>
          <draw:custom-shape draw:style-name="gr2" draw:text-style-name="P2" draw:id="id7" draw:layer="layout" svg:width="3cm" svg:height="2cm" svg:x="1cm" svg:y="13.4cm">
            <text:p text:style-name="P1"><text:span text:style-name="T1">Environment</text:span></text:p>
            <text:p text:style-name="P1"><text:span text:style-name="T1">i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" draw:text-style-name="P3" draw:layer="layout" draw:type="lines" svg:x1="4cm" svg:y1="14.4cm" svg:x2="5.666cm" svg:y2="14.4cm" draw:start-shape="id7" draw:start-glue-point="1" draw:end-shape="id6" draw:end-glue-point="3" svg:d="m4000 14400h591 485 590">
            <text:p/>
          </draw:connector>
          <draw:custom-shape draw:style-name="gr2" draw:text-style-name="P2" draw:id="id2" draw:layer="layout" svg:width="3cm" svg:height="2cm" svg:x="5.666cm" svg:y="5.5cm">
            <text:p text:style-name="P1"><text:span text:style-name="T1">Sourcei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id="id6" draw:layer="layout" svg:width="3cm" svg:height="2cm" svg:x="5.666cm" svg:y="13.4cm">
            <text:p text:style-name="P1"><text:span text:style-name="T1">Projecti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id="id8" draw:layer="layout" svg:width="3cm" svg:height="2cm" svg:x="5.666cm" svg:y="8.2cm">
            <text:p text:style-name="P1"><text:span text:style-name="T1">Chroot</text:span></text:p>
            <text:p text:style-name="P1"><text:span text:style-name="T1">groupi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" draw:text-style-name="P3" draw:layer="layout" draw:type="lines" svg:x1="8.666cm" svg:y1="9.2cm" svg:x2="10.467cm" svg:y2="6.5cm" draw:start-shape="id8" draw:start-glue-point="1" draw:end-shape="id3" draw:end-glue-point="3" svg:d="m8666 9200h591l620-2700h590">
            <text:p/>
          </draw:connector>
          <draw:custom-shape draw:style-name="gr2" draw:text-style-name="P2" draw:id="id9" draw:layer="layout" svg:width="3cm" svg:height="2cm" svg:x="5.666cm" svg:y="10.8cm">
            <text:p text:style-name="P1"><text:span text:style-name="T1">Environment</text:span></text:p>
            <text:p text:style-name="P1"><text:span text:style-name="T1">i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" draw:text-style-name="P3" draw:layer="layout" draw:type="lines" svg:x1="8.666cm" svg:y1="11.8cm" svg:x2="10.467cm" svg:y2="6.5cm" draw:start-shape="id9" draw:start-glue-point="1" draw:end-shape="id3" draw:end-glue-point="3" svg:d="m8666 11800h591l620-5300h590">
            <text:p/>
          </draw:connector>
        </draw:g>
      </draw:page>
      <draw:page draw:name="page2" draw:style-name="dp1" draw:master-page-name="Standard">
        <office:forms form:automatic-focus="false" form:apply-design-mode="false"/>
      </draw:page>
      <draw:page draw:name="page3" draw:style-name="dp1" draw:master-page-name="Standard">
        <office:forms form:automatic-focus="false" form:apply-design-mode="false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Gordon</meta:initial-creator>
    <meta:creation-date>2008-11-17T22:41:05</meta:creation-date>
    <dc:date>2008-11-18T09:40:25</dc:date>
    <meta:editing-cycles>4</meta:editing-cycles>
    <meta:editing-duration>PT20M58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